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d8a5" officeooo:paragraph-rsid="0012e84d"/>
    </style:style>
    <style:style style:name="P2" style:family="paragraph" style:parent-style-name="Standard">
      <style:paragraph-properties fo:text-align="justify" style:justify-single-word="false"/>
      <style:text-properties fo:font-size="14pt" officeooo:rsid="00162eb9" officeooo:paragraph-rsid="0012e84d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154a01" officeooo:paragraph-rsid="0012e84d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20pt" officeooo:rsid="00154a01" officeooo:paragraph-rsid="0012e84d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12e84d" style:font-size-asian="20pt" style:font-size-complex="20pt"/>
    </style:style>
    <style:style style:name="T3" style:family="text">
      <style:text-properties fo:font-size="20pt" officeooo:rsid="00154a01" style:font-size-asian="20pt" style:font-size-complex="2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2e84d"/>
    </style:style>
    <style:style style:name="T6" style:family="text">
      <style:text-properties style:text-position="super 58%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14ed6b"/>
    </style:style>
    <style:style style:name="T9" style:family="text">
      <style:text-properties officeooo:rsid="00162e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30"/>ASSIGNMENT – </text:span><text:span text:style-name="T2">2</text:span><text:span text:style-name="T1"> </text:span><text:span text:style-name="T3"><text:tab/></text:span></text:p>
      <text:p text:style-name="P4"/>
      <text:p text:style-name="P3">Q. Introducing Relational Databases.</text:p>
      <text:p text:style-name="P3"/>
      <text:p text:style-name="P3">1) Which field of the <text:span text:style-name="T4">CUSTOMERS </text:span>table is the primary key?</text:p>
      <text:p text:style-name="P3">Ans = Cnum.</text:p>
      <text:p text:style-name="P3"/>
      <text:p text:style-name="P3">2) What is the 4<text:span text:style-name="T6">th</text:span> coloumn of the <text:span text:style-name="T4">CUSTOMERS</text:span> table?</text:p>
      <text:p text:style-name="P3">Ans = Rating.</text:p>
      <text:p text:style-name="P3"/>
      <text:p text:style-name="P3">3) What is another word for row? For coloumn?</text:p>
      <text:p text:style-name="P3">Ans = For row it is <text:span text:style-name="T7">Tuple or Entity</text:span> and for coloumn it is <text:span text:style-name="T7">at</text:span><text:span text:style-name="T8">tributes.</text:span></text:p>
      <text:p text:style-name="P3"/>
      <text:p text:style-name="P3">4) Why isn’t it possible to see the first five rows of a table?</text:p>
      <text:p text:style-name="P3">Ans = </text:p>
      <text:p text:style-name="P3">1) When you insert a row in the table, wherever MySQL finds the free space in</text:p>
      <text:p text:style-name="P3"><text:span text:style-name="T5">t</text:span>he DB server HD, it will store the row there(to speed up <text:span text:style-name="T9">insert statement</text:span>).</text:p>
      <text:p text:style-name="P3"><text:s/>2) <text:span text:style-name="T9">Rows inside a table are not stored sequentially.</text:span></text:p>
      <text:p text:style-name="P2"><text:s/>3) Rows inside a table are not stored in any specific order.</text:p>
      <text:p text:style-name="P2"><text:s/>4) Rows inside a table are scattered (fragmented) all over the DB server HD.</text:p>
      <text:p text:style-name="P2"><text:s/>5) When you SELECT from a table, the order of rows in the o/p depends on the</text:p>
      <text:p text:style-name="P2"><text:s/>row address; it will always be in ascending order of row address.</text:p>
      <text:p text:style-name="P2"><text:span text:style-name="T1"><text:s/></text:span>6) Hence, it is not possible to see the first ‘5’ rows of a tab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5:34:36.691083182</meta:creation-date>
    <dc:date>2023-09-11T01:16:46.959833711</dc:date>
    <meta:editing-duration>PT2H47M5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182" meta:character-count="949" meta:non-whitespace-character-count="745"/>
  </office:meta>
</office:document-meta>
</file>